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7f9a" officeooo:paragraph-rsid="001e7f9a"/>
    </style:style>
    <style:style style:name="P2" style:family="paragraph" style:parent-style-name="Standard" style:list-style-name="L1">
      <style:text-properties officeooo:rsid="001e7f9a" officeooo:paragraph-rsid="001e7f9a"/>
    </style:style>
    <style:style style:name="P3" style:family="paragraph" style:parent-style-name="Standard" style:list-style-name="L1">
      <style:text-properties officeooo:rsid="001f9b12" officeooo:paragraph-rsid="001f9b12"/>
    </style:style>
    <style:style style:name="T1" style:family="text">
      <style:text-properties officeooo:rsid="001f9b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feature</text:p>
      <text:list xml:id="list707306790" text:style-name="L1">
        <text:list-item>
          <text:p text:style-name="P2">santhal mirror </text:p>
        </text:list-item>
        <text:list-item>
          <text:p text:style-name="P2">login credentials text color</text:p>
        </text:list-item>
        <text:list-item>
          <text:p text:style-name="P3">CM update</text:p>
        </text:list-item>
        <text:list-item>
          <text:p text:style-name="P3">top bar phone numbers</text:p>
        </text:list-item>
        <text:list-item>
          <text:p text:style-name="P3">contact form texts</text:p>
        </text:list-item>
        <text:list-item>
          <text:p text:style-name="P3">finding some templates for santhali mirro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0:28:20.618030336</meta:creation-date>
    <dc:date>2024-06-09T00:27:00.934951236</dc:date>
    <meta:editing-duration>PT5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9" meta:character-count="154" meta:non-whitespace-character-count="137"/>
  </office:meta>
</office:document-meta>
</file>